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ContainerImplTest.should_return_invoked_mock_stub_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ContainerImplTest.should_be_thread_safe_stub_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Test.should_return_invoked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ContainerImplTest.doShouldBeThreadSafe( final InvocationContainerImpl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vocationContainerImplTest.should_tell_if_has_invocation_for_potential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ContainerImplTest.should_tell_if_has_invocation_for_potential_stubbing_stub_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ContainerImplTest.should_be_thread_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Test.uncaughtException( Thread t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ntainerImplTes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